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n Angestellter Musiker hat Attribute:</text:p>
      <text:list xml:id="list31504226" text:style-name="L1">
        <text:list-item>
          <text:p text:style-name="P1">Geburtsdatum</text:p>
        </text:list-item>
        <text:list-item>
          <text:p text:style-name="P1">Geburtsort</text:p>
        </text:list-item>
        <text:list-item>
          <text:p text:style-name="P1">Bankverbindung</text:p>
        </text:list-item>
        <text:list-item>
          <text:p text:style-name="P1">Anstellungsdatum</text:p>
        </text:list-item>
        <text:list-item>
          <text:p text:style-name="P1">Solist (ja/nein)</text:p>
        </text:list-item>
        <text:list-item>
          <text:p text:style-name="P1">Stimmführer (ja/nein)</text:p>
        </text:list-item>
        <text:list-item>
          <text:p text:style-name="P1">ein Bild</text:p>
        </text:list-item>
      </text:list>
      <text:p text:style-name="Standard">Ein Angestellter Musiker hat</text:p>
      <text:list xml:id="list31555138" text:style-name="L2">
        <text:list-item>
          <text:p text:style-name="P2">keine oder viele Substitute</text:p>
        </text:list-item>
        <text:list-item>
          <text:p text:style-name="P2">mindestens ein Instrument</text:p>
        </text:list-item>
        <text:list-item>
          <text:p text:style-name="P2">mindestens ein Punktekonto</text:p>
        </text:list-item>
        <text:list-item>
          <text:p text:style-name="P2">einen Teilnehmer</text:p>
        </text:list-item>
        <text:list-item>
          <text:p text:style-name="P2">eine Stimmgruppe</text:p>
        </text:list-item>
      </text:list>
      <text:p text:style-name="Standard">Ein Angestellter Musiker ist ein Musiker.</text:p>
      <text:p text:style-name="Standard">Ein Punktekonto hat Attribute:</text:p>
      <text:list xml:id="list31624142" text:style-name="L3">
        <text:list-item>
          <text:p text:style-name="P3">Jahr</text:p>
        </text:list-item>
        <text:list-item>
          <text:p text:style-name="P3">Monat</text:p>
        </text:list-item>
        <text:list-item>
          <text:p text:style-name="P3">Punktestand</text:p>
        </text:list-item>
      </text:list>
      <text:p text:style-name="Standard">Ein Punktekonto hat genau einen Angestellten Musiker.</text:p>
      <text:p text:style-name="Standard">Ein Substitut hat genau einen Angestellten Musiker.</text:p>
      <text:p text:style-name="Standard">Ein Substitut ist ein Musiker.</text:p>
      <text:p text:style-name="Standard">Ein Musiker ist ein Orchestermitglied.</text:p>
      <text:p text:style-name="Standard">Ein Orchestermitglied hat Attribute:</text:p>
      <text:list xml:id="list31631633" text:style-name="L4">
        <text:list-item>
          <text:p text:style-name="P4">Vorname</text:p>
        </text:list-item>
        <text:list-item>
          <text:p text:style-name="P4">Nachname</text:p>
        </text:list-item>
        <text:list-item>
          <text:p text:style-name="P4">Kürzel</text:p>
        </text:list-item>
      </text:list>
      <text:p text:style-name="Standard">Ein Orchestermitglied hat </text:p>
      <text:list xml:id="list31651160" text:style-name="L5">
        <text:list-item>
          <text:p text:style-name="P5">keine oder viele Telefonnummern.</text:p>
        </text:list-item>
        <text:list-item>
          <text:p text:style-name="P5">Hat keine oder eine Adresse</text:p>
        </text:list-item>
      </text:list>
      <text:p text:style-name="Standard">Eine Telefonnummer hat Attribute:</text:p>
      <text:list xml:id="list31692386" text:style-name="L6">
        <text:list-item>
          <text:p text:style-name="P6">Typ</text:p>
        </text:list-item>
        <text:list-item>
          <text:p text:style-name="P6">Vorwahl</text:p>
        </text:list-item>
        <text:list-item>
          <text:p text:style-name="P6">Rufnummer</text:p>
        </text:list-item>
      </text:list>
      <text:p text:style-name="Standard">Eine Telefonnummer hat eine oder viele Orchestermitglieder.</text:p>
      <text:p text:style-name="Standard">Eine Adresse hat Attribute:</text:p>
      <text:list xml:id="list31694791" text:style-name="L7">
        <text:list-item>
          <text:p text:style-name="P7">Straße</text:p>
        </text:list-item>
        <text:list-item>
          <text:p text:style-name="P7">Hausnummer</text:p>
        </text:list-item>
        <text:list-item>
          <text:p text:style-name="P7">PLZ</text:p>
        </text:list-item>
        <text:list-item>
          <text:p text:style-name="P7">Stadt</text:p>
        </text:list-item>
      </text:list>
      <text:p text:style-name="Standard">Eine Adresse hat keine oder viele Orchestermitglieder.</text:p>
      <text:p text:style-name="Standard">Ein Dirigent ist ein Orchestermitglied.</text:p>
      <text:p text:style-name="Standard">Ein Dirigent hat keine oder viele Besetzungen.</text:p>
      <text:p text:style-name="Standard">Eine Stimmgruppe hat Attribute:</text:p>
      <text:list xml:id="list31701056" text:style-name="L8">
        <text:list-item>
          <text:p text:style-name="P8">Name</text:p>
        </text:list-item>
        <text:list-item>
          <text:p text:style-name="P8">Kürzel</text:p>
        </text:list-item>
      </text:list>
      <text:p text:style-name="Standard">Eine Stimmgruppe hat:</text:p>
      <text:list xml:id="list31716784" text:style-name="L9">
        <text:list-item>
          <text:p text:style-name="P9">keine oder viele Angestellte Musiker</text:p>
        </text:list-item>
        <text:list-item>
          <text:p text:style-name="P9">einen oder viele Instrument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9T11:26:35.20</meta:creation-date>
    <dc:date>2011-04-09T12:04:18.72</dc:date>
    <meta:editing-duration>PT00H22M31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1" meta:paragraph-count="49" meta:word-count="155" meta:character-count="1113"/>
  </office:meta>
</office:document-meta>
</file>